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style:text-underline-style="none"/>
    </style:style>
    <style:style style:name="T273" style:family="text">
      <style:text-properties officeooo:rsid="108e61e7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5">Dit is een invulbare PDF, afdrukken is niet noodzakelijk.</text:p>
      <text:p text:style-name="P36"/>
      <text:p text:style-name="P34"><text:span text:style-name="T15">Vul </text:span><text:span text:style-name="T16">achter</text:span><text:span text:style-name="T13"> de </text:span><text:span text:style-name="Definition"><text:span text:style-name="T267">ONDERSTREEPTE</text:span></text:span><text:span text:style-name="T1"> </text:span><text:span text:style-name="T14">woorden</text:span><text:span text:style-name="T13"> het</text:span><text:span text:style-name="Strong_20_Emphasis"><text:span text:style-name="T266"> </text:span></text:span><text:span text:style-name="Strong_20_Emphasis"><text:span text:style-name="T265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8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5"><text:span text:style-name="Definition"><text:span text:style-name="T223">g</text:span></text:span><text:span text:style-name="Definition">ebruikersnaam</text:span><text:span text:style-name="Definition"><text:span text:style-name="T272"><text:tab/></text:span></text:span><text:span text:style-name="T222"><draw:control text:anchor-type="as-char" svg:y="-0.4cm" draw:z-index="19" draw:name="Gberuikersnaam 3" draw:style-name="gr2" draw:text-style-name="P98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3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8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8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5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8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701605772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3" draw:name="Vorm 2" draw:style-name="gr1" draw:text-style-name="P9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8" draw:name="Vorm4" draw:style-name="gr1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4" draw:name="Vorm 6" draw:style-name="gr1" draw:text-style-name="P97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92315521517848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95">Start de computer op vanaf</text:span><text:span text:style-name="T195"><text:note text:id="ftn4" text:note-class="footnote"><text:note-citation>1</text:note-citation><text:note-body><text:p text:style-name="P84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69">L</text:span><text:span text:style-name="T259">ive </text:span><text:span text:style-name="T270">USB</text:span><text:span text:style-name="T268">-stick</text:span><text:span text:style-name="T271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3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7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5" draw:name="Vorm13" draw:style-name="gr1" draw:text-style-name="P97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7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1"><text:span text:style-name="Strong_20_Emphasis"><text:span text:style-name="T76"/></text:span></text:p>
      <text:list xml:id="list92316100392687" text:continue-numbering="true" text:style-name="L1">
        <text:list-item>
          <text:p text:style-name="P94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2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6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6">e</text:span>n<text:span text:style-name="T276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7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9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7" draw:name="Vorm33" draw:style-name="gr1" draw:text-style-name="P97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2"><text:span text:style-name="Strong_20_Emphasis"><text:span text:style-name="T38"><text:tab/></text:span></text:span></text:p>
      <text:p text:style-name="P43"><text:span text:style-name="Strong_20_Emphasis"><text:span text:style-name="T49"><text:tab/></text:span></text:span></text:p>
      <text:list xml:id="list92316027794841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0" draw:name="Vorm36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5" draw:name="Vorm36_ 1" draw:style-name="gr1" draw:text-style-name="P97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2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1" draw:name="Vorm36_2" draw:style-name="gr1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6" draw:name="Vorm36_ 2" draw:style-name="gr1" draw:text-style-name="P97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list xml:id="list3061046453" text:style-name="L2">
        <text:list-header>
          <text:p text:style-name="P95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80">.</text:span></text:span></text:p>
          <text:p text:style-name="P96"><text:span text:style-name="Emphasis"><text:span text:style-name="T280">C</text:span></text:span><text:span text:style-name="Emphasis"><text:span text:style-name="T281">C0</text:span></text:span><text:span text:style-name="Emphasis"><text:span text:style-name="T280"> 1.0 </text:span></text:span><text:span text:style-name="Emphasis"><text:span text:style-name="T282">Universeel</text:span></text:span><text:span text:style-name="Emphasis"><text:span text:style-name="T280"> </text:span></text:span><text:span text:style-name="Emphasis"><text:span text:style-name="T27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77"><text:s/></text:span></text:span><text:span text:style-name="Emphasis"><text:span text:style-name="T27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77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16T09:23:15.205449080">16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3:15.066329181</dc:date>
    <meta:keyword>Installatie</meta:keyword>
    <meta:keyword>Checklist</meta:keyword>
    <meta:keyword>Linux</meta:keyword>
    <meta:editing-cycles>6980</meta:editing-cycles>
    <meta:editing-duration>P12DT11H3M18S</meta:editing-duration>
    <meta:print-date>2021-03-23T20:07:57.967210640</meta:print-date>
    <dc:creator>Karel Zimmer</dc:creator>
    <meta:document-statistic meta:table-count="4" meta:image-count="2" meta:object-count="0" meta:page-count="4" meta:paragraph-count="92" meta:word-count="499" meta:character-count="3482" meta:non-whitespace-character-count="3016"/>
    <meta:user-defined meta:name="Info 1"/>
    <meta:user-defined meta:name="Info 2"/>
    <meta:user-defined meta:name="Info 3"/>
    <meta:user-defined meta:name="Info 4"/>
  </office:meta>
</office:document-meta>
</file>